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6753" officeooo:paragraph-rsid="00106753"/>
    </style:style>
    <style:style style:name="P2" style:family="paragraph" style:parent-style-name="Standard">
      <style:text-properties officeooo:rsid="001246f1" officeooo:paragraph-rsid="001246f1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osicion Python OpenCV</text:p>
      <text:p text:style-name="P1"/>
      <text:p text:style-name="P1">.¿Como conoci OpenCV ?</text:p>
      <text:p text:style-name="P1"/>
      <text:p text:style-name="P1">La idea es empezar comentando mi intento de elegir el Hawk Eye como idea, pero luego de presentarle a Javi le idea me explico que tenia que hacer un tutorial y ahi fue cuando me monstruo OpenCV.</text:p>
      <text:p text:style-name="P1"/>
      <text:p text:style-name="P1">¿Que es OpenCV?</text:p>
      <text:p text:style-name="P1"/>
      <text:p text:style-name="P1">Dar la definicion de OpenCV y luego de Python OpenCV, mostrar las principales unidades de esta librería.</text:p>
      <text:p text:style-name="P1"/>
      <text:p text:style-name="P1">Ejemplos Basicos de OpenCV</text:p>
      <text:p text:style-name="P1"/>
      <text:p text:style-name="P1">Mostrar la potencia de esta librería con el manejo de imagenes y videos, el objetivo es realizar un programa que vaya pasando de punto en punto sin tener que cerrarlo, algo muy importante es elegir a un voluntario para la parte de camara.</text:p>
      <text:p text:style-name="P1"/>
      <text:p text:style-name="P2">Matplotlib</text:p>
      <text:p text:style-name="P1"/>
      <text:p text:style-name="P1">Hacer una breve referencia a este complemento para mostrar que OpenCV es abierto a la compatible con otras librerias.</text:p>
      <text:p text:style-name="P1"/>
      <text:p text:style-name="P1">Comandos Basicos.</text:p>
      <text:p text:style-name="P1"/>
      <text:p text:style-name="P1">Hacer un simple tutorial donde voy a mostrar los comandos basicos de levantar una imagen, modificarla, crear una nueva a partir de los cambios y el manejo basico de la camara.</text:p>
      <text:p text:style-name="P1"/>
      <text:p text:style-name="P1">Videos de la Gente.</text:p>
      <text:p text:style-name="P1"/>
      <text:p text:style-name="P1">Mostrar ejemplos que realizo la comunidad. Voy a intentar cerrar el primer modulo de exposicion con esto.</text:p>
      <text:p text:style-name="P1"/>
      <text:p text:style-name="P1">MOVIMIENTO.</text:p>
      <text:p text:style-name="P1"/>
      <text:p text:style-name="P1">Explicar como Python OpenCV se encarga de detectar el movimiento de un elemento, y de verificar si un objeto se encuentra dentro de una img.</text:p>
      <text:p text:style-name="P1"/>
      <text:p text:style-name="P1">Videos Movimiento.</text:p>
      <text:p text:style-name="P1"/>
      <text:p text:style-name="P1">Al igual que antes mostrar ejemplos desde ideas basicas hasta ideas complejas sobre el movimiento con Python OpenCV.</text:p>
      <text:p text:style-name="P1"/>
      <text:p text:style-name="P1">Opinion.</text:p>
      <text:p text:style-name="P1"/>
      <text:p text:style-name="P1">Comentar un poco sobre esta librería, en que cosas me parece bastante acertada y en que situaciones utilizaria otra tecnolog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05:30:32.509803470</meta:creation-date>
    <dc:date>2018-05-30T05:53:15.672817303</dc:date>
    <meta:editing-duration>PT10M1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252" meta:character-count="1486" meta:non-whitespace-character-count="1253"/>
  </office:meta>
</office:document-meta>
</file>